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ick Anderson is so tired and drunk he can barely stand, so depressed he just wants to sleep forever, yet he's laughing and thinking about tomorrow and feeling so optimistic, its such a hard thing to explain. <text:s/>Sometimes the right amount of alcohol confirms all those thing you thought were true but couldn't tell anyone else.</text:p>
      <text:p text:style-name="Standard"/>
      <text:p text:style-name="Standard">Is really drunk and depressed but also really optimistic and happy, its such a hard thing to explain. <text:s/></text:p>
      <text:p text:style-name="Standard"/>
      <text:p text:style-name="Standard">If living is the problem, well that's just baffling. <text:s/></text:p>
      <text:p text:style-name="Standard"/>
      <text:p text:style-name="Standard">wishes someone wanted to know all the things alcohol makes him want to say. <text:s/>If living is the problem, well that's just baffling. <text:s/></text:p>
      <text:p text:style-name="Standard"/>
      <text:p text:style-name="Standard">wishes someone wanted to know all the things alcohol wants to make him say. <text:s/>Somebody better read his poetry on of these days. <text:s/>Facebook doesn't make any sense when you're drunk. <text:s/>I'm going to bed.</text:p>
      <text:p text:style-name="Standard"/>
      <text:p text:style-name="Standard">This loss isn't good enough for sorrow or inspiration. <text:s/>It's such a loss for the good guys, afraid of this life . . . </text:p>
      <text:p text:style-name="Standard"/>
      <text:p text:style-name="Standard">is confirming the long-alleged truth, that all he cares about is his own personal satisfaction and for the most part just wants to be left alone.</text:p>
      <text:p text:style-name="Standard"/>
      <text:p text:style-name="Standard">Is drunk and feeling argumentitive. <text:s/>And poetic. <text:s/>He wants to stay up all night and be free but he needs to go to sleep so he can get up and work tomorrow. </text:p>
      <text:p text:style-name="Standard"/>
      <text:p text:style-name="Standard">At least I have this.</text:p>
      <text:p text:style-name="Standard"/>
      <text:p text:style-name="Standard">At leasst I can write, even if I can't yell it all over the world like I want to. <text:s/>I want to stand up at my desk and scream, tell everyone that everything we do is bullshit and that we should all march out of here and do something important with our goddamn lives, but everyone I know would pick a paycheck over freedom, myself included. <text:s/>I feel like such a fucking sellout. <text:s/>The world has bigger plans for all of us, we could be part of something bigger than this cluster fuck <text:s/>of modern sociological patterns. <text:s/>I want to stand up and scream, as previously mentioned, but no one is listening.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2T21:46:49</meta:creation-date>
    <dc:date>2009-07-22T22:11:48</dc:date>
    <meta:editing-duration>PT00H25M02S</meta:editing-duration>
    <meta:editing-cycles>9</meta:editing-cycles>
    <meta:generator>NeoOffice/3.0$Unix OpenOffice.org_project/Patch 5</meta:generator>
    <meta:document-statistic meta:table-count="0" meta:image-count="0" meta:object-count="0" meta:page-count="1" meta:paragraph-count="10" meta:word-count="340" meta:character-count="1845"/>
  </office:meta>
</office:document-meta>
</file>